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officeooo:rsid="000f178d" officeooo:paragraph-rsid="000f178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f178d" officeooo:paragraph-rsid="0010b763"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f178d" officeooo:paragraph-rsid="0011be80"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f178d" officeooo:paragraph-rsid="001317dc"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f178d" officeooo:paragraph-rsid="0016fea0" style:font-weight-asian="bold" style:font-weight-complex="bold"/>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8c408" officeooo:paragraph-rsid="0008c408"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officeooo:rsid="0008e42a" officeooo:paragraph-rsid="0008e42a"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none" fo:font-weight="bold" officeooo:rsid="0008e42a" officeooo:paragraph-rsid="0008e42a" style:font-size-asian="10.5pt" style:font-weight-asian="bold" style:font-size-complex="12pt" style:font-weight-complex="bold"/>
    </style:style>
    <style:style style:name="P9" style:family="paragraph" style:parent-style-name="Standard">
      <style:paragraph-properties fo:text-align="start" style:justify-single-word="false"/>
      <style:text-properties officeooo:paragraph-rsid="0008e42a"/>
    </style:style>
    <style:style style:name="P10" style:family="paragraph" style:parent-style-name="Standard">
      <style:paragraph-properties fo:text-align="start" style:justify-single-word="false"/>
      <style:text-properties officeooo:paragraph-rsid="000afea5"/>
    </style:style>
    <style:style style:name="P11" style:family="paragraph" style:parent-style-name="Standard">
      <style:paragraph-properties fo:text-align="start" style:justify-single-word="false"/>
      <style:text-properties officeooo:paragraph-rsid="000cba2f"/>
    </style:style>
    <style:style style:name="P12" style:family="paragraph" style:parent-style-name="Standard">
      <style:paragraph-properties fo:text-align="start" style:justify-single-word="false"/>
      <style:text-properties officeooo:paragraph-rsid="000f178d"/>
    </style:style>
    <style:style style:name="P13" style:family="paragraph" style:parent-style-name="Standard">
      <style:paragraph-properties fo:text-align="start" style:justify-single-word="false"/>
      <style:text-properties officeooo:paragraph-rsid="0010b763"/>
    </style:style>
    <style:style style:name="P14" style:family="paragraph" style:parent-style-name="Standard">
      <style:paragraph-properties fo:text-align="start" style:justify-single-word="false"/>
      <style:text-properties officeooo:paragraph-rsid="0011be80"/>
    </style:style>
    <style:style style:name="P15" style:family="paragraph" style:parent-style-name="Standard">
      <style:paragraph-properties fo:text-align="start" style:justify-single-word="false"/>
      <style:text-properties officeooo:paragraph-rsid="001317dc"/>
    </style:style>
    <style:style style:name="P16" style:family="paragraph" style:parent-style-name="Standard">
      <style:paragraph-properties fo:text-align="start" style:justify-single-word="false"/>
      <style:text-properties officeooo:paragraph-rsid="0016fea0"/>
    </style:style>
    <style:style style:name="P17" style:family="paragraph" style:parent-style-name="Standard">
      <style:paragraph-properties fo:text-align="start" style:justify-single-word="false"/>
      <style:text-properties officeooo:paragraph-rsid="0017854f"/>
    </style:style>
    <style:style style:name="P18" style:family="paragraph" style:parent-style-name="Standard">
      <style:paragraph-properties fo:text-align="start" style:justify-single-word="false"/>
      <style:text-properties fo:color="#000000" loext:opacity="100%" fo:font-size="12pt" style:text-underline-style="none" fo:font-weight="bold" officeooo:rsid="0008e42a" officeooo:paragraph-rsid="0008e42a" style:font-size-asian="10.5pt" style:font-weight-asian="bold" style:font-size-complex="12pt" style:font-weight-complex="bold"/>
    </style:style>
    <style:style style:name="P19" style:family="paragraph" style:parent-style-name="Standard">
      <style:paragraph-properties fo:text-align="start" style:justify-single-word="false"/>
      <style:text-properties fo:color="#000000" loext:opacity="100%" fo:font-size="12pt" style:text-underline-style="none" fo:font-weight="normal" officeooo:rsid="0010b763" officeooo:paragraph-rsid="0010b76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000000" loext:opacity="100%" fo:font-size="12pt" style:text-underline-style="none" fo:font-weight="normal" officeooo:rsid="0010b763" officeooo:paragraph-rsid="0011be8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000000" loext:opacity="100%" fo:font-size="12pt" style:text-underline-style="none" fo:font-weight="normal" officeooo:rsid="0010b763" officeooo:paragraph-rsid="001317d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000000" loext:opacity="100%" fo:font-size="12pt" style:text-underline-style="none" fo:font-weight="normal" officeooo:rsid="0010b763" officeooo:paragraph-rsid="0016fea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0000" loext:opacity="100%" fo:font-size="12pt" style:text-underline-style="none" fo:font-weight="normal" officeooo:rsid="0016fea0" officeooo:paragraph-rsid="0016fea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text-underline-style="none" fo:font-weight="normal" officeooo:paragraph-rsid="000afea5"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paragraph-rsid="000cba2f"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0f178d" officeooo:paragraph-rsid="000f178d"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0f178d" officeooo:paragraph-rsid="0011be80"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0f178d" officeooo:paragraph-rsid="001317dc"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0f178d" officeooo:paragraph-rsid="0016fea0" style:font-weight-asian="normal" style:font-weight-complex="normal"/>
    </style:style>
    <style:style style:name="P30" style:family="paragraph" style:parent-style-name="Standard">
      <style:paragraph-properties fo:text-align="start" style:justify-single-word="false"/>
      <style:text-properties fo:color="#ff0000" loext:opacity="100%" officeooo:paragraph-rsid="0016fea0"/>
    </style:style>
    <style:style style:name="T1" style:family="text">
      <style:text-properties style:text-underline-style="none"/>
    </style:style>
    <style:style style:name="T2" style:family="text">
      <style:text-properties fo:color="#ff8000" loext:opacity="100%" fo:font-size="12pt" style:text-underline-style="none" fo:font-weight="normal" officeooo:rsid="0008e42a" style:font-size-asian="10.5pt" style:font-weight-asian="normal" style:font-size-complex="12pt" style:font-weight-complex="normal"/>
    </style:style>
    <style:style style:name="T3" style:family="text">
      <style:text-properties fo:color="#ff8000" loext:opacity="100%" fo:font-size="12pt" style:text-underline-style="none" fo:font-weight="normal" officeooo:rsid="000985d8" style:font-size-asian="10.5pt" style:font-weight-asian="normal" style:font-size-complex="12pt" style:font-weight-complex="normal"/>
    </style:style>
    <style:style style:name="T4" style:family="text">
      <style:text-properties fo:color="#ff8000" loext:opacity="100%" fo:font-size="12pt" style:text-underline-style="none" fo:font-weight="normal" officeooo:rsid="000cba2f" style:font-size-asian="10.5pt" style:font-weight-asian="normal" style:font-size-complex="12pt" style:font-weight-complex="normal"/>
    </style:style>
    <style:style style:name="T5" style:family="text">
      <style:text-properties fo:color="#ff8000" loext:opacity="100%" fo:font-size="12pt" style:text-underline-style="none" fo:font-weight="normal" officeooo:rsid="000dcf2d" style:font-size-asian="10.5pt" style:font-weight-asian="normal" style:font-size-complex="12pt" style:font-weight-complex="normal"/>
    </style:style>
    <style:style style:name="T6" style:family="text">
      <style:text-properties fo:color="#ff8000" loext:opacity="100%" fo:font-size="12pt" style:text-underline-style="none" fo:font-weight="normal" officeooo:rsid="0010b763" style:font-size-asian="10.5pt" style:font-weight-asian="normal" style:font-size-complex="12pt" style:font-weight-complex="normal"/>
    </style:style>
    <style:style style:name="T7" style:family="text">
      <style:text-properties fo:color="#ff8000" loext:opacity="100%" fo:font-size="12pt" style:text-underline-style="none" fo:font-weight="normal" officeooo:rsid="0011a5c7" style:font-size-asian="10.5pt" style:font-weight-asian="normal" style:font-size-complex="12pt" style:font-weight-complex="normal"/>
    </style:style>
    <style:style style:name="T8" style:family="text">
      <style:text-properties fo:color="#ff8000" loext:opacity="100%" fo:font-size="12pt" style:text-underline-style="none" fo:font-weight="normal" officeooo:rsid="0012d7e6" style:font-size-asian="10.5pt" style:font-weight-asian="normal" style:font-size-complex="12pt" style:font-weight-complex="normal"/>
    </style:style>
    <style:style style:name="T9" style:family="text">
      <style:text-properties fo:color="#ff8000" loext:opacity="100%" fo:font-size="12pt" style:text-underline-style="none" fo:font-weight="normal" officeooo:rsid="0016fea0" style:font-size-asian="10.5pt" style:font-weight-asian="normal" style:font-size-complex="12pt" style:font-weight-complex="normal"/>
    </style:style>
    <style:style style:name="T10" style:family="text">
      <style:text-properties fo:color="#ff8000" loext:opacity="100%" fo:font-size="12pt" style:text-underline-style="none" fo:font-weight="normal" officeooo:rsid="0017854f" style:font-size-asian="10.5pt" style:font-weight-asian="normal" style:font-size-complex="12pt" style:font-weight-complex="normal"/>
    </style:style>
    <style:style style:name="T11" style:family="text">
      <style:text-properties fo:color="#ff8000" loext:opacity="100%" fo:font-size="12pt" officeooo:rsid="000cba2f" style:font-size-asian="10.5pt" style:font-size-complex="12pt"/>
    </style:style>
    <style:style style:name="T12" style:family="text">
      <style:text-properties fo:color="#ff8000" loext:opacity="100%" fo:font-size="12pt" officeooo:rsid="000dcf2d" style:font-size-asian="10.5pt" style:font-size-complex="12pt"/>
    </style:style>
    <style:style style:name="T13" style:family="text">
      <style:text-properties fo:color="#ff8000" loext:opacity="100%" fo:font-size="12pt" officeooo:rsid="000f178d" style:font-size-asian="10.5pt" style:font-size-complex="12pt"/>
    </style:style>
    <style:style style:name="T14" style:family="text">
      <style:text-properties fo:color="#ff8000" loext:opacity="100%" fo:font-size="12pt" officeooo:rsid="0016fea0" style:font-size-asian="10.5pt" style:font-size-complex="12pt"/>
    </style:style>
    <style:style style:name="T15" style:family="text">
      <style:text-properties fo:color="#ff8000" loext:opacity="100%" fo:font-size="12pt" officeooo:rsid="0012d7e6" style:font-size-asian="10.5pt" style:font-size-complex="12pt"/>
    </style:style>
    <style:style style:name="T16" style:family="text">
      <style:text-properties fo:color="#ff8000" loext:opacity="100%" fo:font-size="12pt" officeooo:rsid="00143320" style:font-size-asian="10.5pt" style:font-size-complex="12pt"/>
    </style:style>
    <style:style style:name="T17" style:family="text">
      <style:text-properties fo:color="#ff8000" loext:opacity="100%" fo:font-size="12pt" officeooo:rsid="0017854f" style:font-size-asian="10.5pt" style:font-size-complex="12pt"/>
    </style:style>
    <style:style style:name="T18" style:family="text">
      <style:text-properties fo:color="#ff8000" loext:opacity="100%" officeooo:rsid="0011a5c7"/>
    </style:style>
    <style:style style:name="T19" style:family="text">
      <style:text-properties fo:color="#ff8000" loext:opacity="100%" officeooo:rsid="001317dc"/>
    </style:style>
    <style:style style:name="T20" style:family="text">
      <style:text-properties fo:color="#ff8000" loext:opacity="100%" officeooo:rsid="0015e8eb"/>
    </style:style>
    <style:style style:name="T21" style:family="text">
      <style:text-properties fo:color="#000000" loext:opacity="100%" fo:font-size="12pt" style:text-underline-style="none" fo:font-weight="normal" officeooo:rsid="0008e42a" style:font-size-asian="10.5pt" style:font-weight-asian="normal" style:font-size-complex="12pt" style:font-weight-complex="normal"/>
    </style:style>
    <style:style style:name="T22" style:family="text">
      <style:text-properties fo:color="#000000" loext:opacity="100%" fo:font-size="12pt" style:text-underline-style="none" fo:font-weight="normal" officeooo:rsid="000985d8" style:font-size-asian="10.5pt" style:font-weight-asian="normal" style:font-size-complex="12pt" style:font-weight-complex="normal"/>
    </style:style>
    <style:style style:name="T23" style:family="text">
      <style:text-properties fo:color="#000000" loext:opacity="100%" fo:font-size="12pt" style:text-underline-style="none" fo:font-weight="normal" officeooo:rsid="000afea5" style:font-size-asian="10.5pt" style:font-weight-asian="normal" style:font-size-complex="12pt" style:font-weight-complex="normal"/>
    </style:style>
    <style:style style:name="T24" style:family="text">
      <style:text-properties fo:color="#000000" loext:opacity="100%" fo:font-size="12pt" style:text-underline-style="none" fo:font-weight="normal" officeooo:rsid="000cba2f" style:font-size-asian="10.5pt" style:font-weight-asian="normal" style:font-size-complex="12pt" style:font-weight-complex="normal"/>
    </style:style>
    <style:style style:name="T25" style:family="text">
      <style:text-properties fo:color="#000000" loext:opacity="100%" fo:font-size="12pt" style:text-underline-style="none" fo:font-weight="normal" officeooo:rsid="000dcf2d" style:font-size-asian="10.5pt" style:font-weight-asian="normal" style:font-size-complex="12pt" style:font-weight-complex="normal"/>
    </style:style>
    <style:style style:name="T26" style:family="text">
      <style:text-properties fo:color="#000000" loext:opacity="100%" fo:font-size="12pt" style:text-underline-style="none" fo:font-weight="normal" officeooo:rsid="000f178d" style:font-size-asian="10.5pt" style:font-weight-asian="normal" style:font-size-complex="12pt" style:font-weight-complex="normal"/>
    </style:style>
    <style:style style:name="T27" style:family="text">
      <style:text-properties fo:color="#000000" loext:opacity="100%" fo:font-size="12pt" style:text-underline-style="none" fo:font-weight="normal" officeooo:rsid="0010b763" style:font-size-asian="10.5pt" style:font-weight-asian="normal" style:font-size-complex="12pt" style:font-weight-complex="normal"/>
    </style:style>
    <style:style style:name="T28" style:family="text">
      <style:text-properties fo:color="#000000" loext:opacity="100%" fo:font-size="12pt" style:text-underline-style="none" fo:font-weight="normal" officeooo:rsid="0011a5c7" style:font-size-asian="10.5pt" style:font-weight-asian="normal" style:font-size-complex="12pt" style:font-weight-complex="normal"/>
    </style:style>
    <style:style style:name="T29" style:family="text">
      <style:text-properties fo:color="#000000" loext:opacity="100%" fo:font-size="12pt" style:text-underline-style="none" fo:font-weight="normal" officeooo:rsid="0011be80" style:font-size-asian="10.5pt" style:font-weight-asian="normal" style:font-size-complex="12pt" style:font-weight-complex="normal"/>
    </style:style>
    <style:style style:name="T30" style:family="text">
      <style:text-properties fo:color="#000000" loext:opacity="100%" fo:font-size="12pt" style:text-underline-style="none" fo:font-weight="normal" officeooo:rsid="0012d7e6" style:font-size-asian="10.5pt" style:font-weight-asian="normal" style:font-size-complex="12pt" style:font-weight-complex="normal"/>
    </style:style>
    <style:style style:name="T31" style:family="text">
      <style:text-properties fo:color="#000000" loext:opacity="100%" fo:font-size="12pt" style:text-underline-style="none" fo:font-weight="normal" officeooo:rsid="00143320" style:font-size-asian="10.5pt" style:font-weight-asian="normal" style:font-size-complex="12pt" style:font-weight-complex="normal"/>
    </style:style>
    <style:style style:name="T32" style:family="text">
      <style:text-properties fo:color="#000000" loext:opacity="100%" fo:font-size="12pt" style:text-underline-style="none" fo:font-weight="normal" officeooo:rsid="001317dc" style:font-size-asian="10.5pt" style:font-weight-asian="normal" style:font-size-complex="12pt" style:font-weight-complex="normal"/>
    </style:style>
    <style:style style:name="T33" style:family="text">
      <style:text-properties fo:color="#000000" loext:opacity="100%" fo:font-size="12pt" style:text-underline-style="none" fo:font-weight="normal" officeooo:rsid="0016fea0" style:font-size-asian="10.5pt" style:font-weight-asian="normal" style:font-size-complex="12pt" style:font-weight-complex="normal"/>
    </style:style>
    <style:style style:name="T34" style:family="text">
      <style:text-properties fo:color="#000000" loext:opacity="100%" fo:font-size="12pt" style:text-underline-style="none" fo:font-weight="normal" officeooo:rsid="0017854f" style:font-size-asian="10.5pt" style:font-weight-asian="normal" style:font-size-complex="12pt" style:font-weight-complex="normal"/>
    </style:style>
    <style:style style:name="T35" style:family="text">
      <style:text-properties fo:color="#000000" loext:opacity="100%" fo:font-size="12pt" style:text-underline-style="solid" style:text-underline-width="auto" style:text-underline-color="font-color" fo:font-weight="bold" style:font-size-asian="10.5pt" style:font-weight-asian="bold" style:font-size-complex="12pt" style:font-weight-complex="bold"/>
    </style:style>
    <style:style style:name="T36" style:family="text">
      <style:text-properties fo:color="#000000" loext:opacity="100%" fo:font-size="12pt" style:text-underline-style="solid" style:text-underline-width="auto" style:text-underline-color="font-color" fo:font-weight="bold" officeooo:rsid="000cba2f" style:font-size-asian="10.5pt" style:font-weight-asian="bold" style:font-size-complex="12pt" style:font-weight-complex="bold"/>
    </style:style>
    <style:style style:name="T37" style:family="text">
      <style:text-properties fo:color="#000000" loext:opacity="100%" fo:font-size="12pt" style:text-underline-style="solid" style:text-underline-width="auto" style:text-underline-color="font-color" fo:font-weight="bold" officeooo:rsid="000f178d" style:font-size-asian="10.5pt" style:font-weight-asian="bold" style:font-size-complex="12pt" style:font-weight-complex="bold"/>
    </style:style>
    <style:style style:name="T38" style:family="text">
      <style:text-properties fo:color="#000000" loext:opacity="100%" fo:font-size="12pt" style:text-underline-style="solid" style:text-underline-width="auto" style:text-underline-color="font-color" fo:font-weight="bold" officeooo:rsid="0010b763" style:font-size-asian="10.5pt" style:font-weight-asian="bold" style:font-size-complex="12pt" style:font-weight-complex="bold"/>
    </style:style>
    <style:style style:name="T39" style:family="text">
      <style:text-properties fo:color="#000000" loext:opacity="100%" fo:font-size="12pt" style:text-underline-style="solid" style:text-underline-width="auto" style:text-underline-color="font-color" fo:font-weight="bold" officeooo:rsid="0011be80" style:font-size-asian="10.5pt" style:font-weight-asian="bold" style:font-size-complex="12pt" style:font-weight-complex="bold"/>
    </style:style>
    <style:style style:name="T40" style:family="text">
      <style:text-properties fo:color="#000000" loext:opacity="100%" fo:font-size="12pt" style:text-underline-style="solid" style:text-underline-width="auto" style:text-underline-color="font-color" fo:font-weight="bold" officeooo:rsid="001317dc" style:font-size-asian="10.5pt" style:font-weight-asian="bold" style:font-size-complex="12pt" style:font-weight-complex="bold"/>
    </style:style>
    <style:style style:name="T41" style:family="text">
      <style:text-properties fo:color="#000000" loext:opacity="100%" fo:font-size="12pt" style:text-underline-style="solid" style:text-underline-width="auto" style:text-underline-color="font-color" fo:font-weight="bold" officeooo:rsid="0016fea0" style:font-size-asian="10.5pt" style:font-weight-asian="bold" style:font-size-complex="12pt" style:font-weight-complex="bold"/>
    </style:style>
    <style:style style:name="T42" style:family="text">
      <style:text-properties fo:color="#000000" loext:opacity="100%" fo:font-size="12pt" style:text-underline-style="solid" style:text-underline-width="auto" style:text-underline-color="font-color" fo:font-weight="bold" officeooo:rsid="0017854f" style:font-size-asian="10.5pt" style:font-weight-asian="bold" style:font-size-complex="12pt" style:font-weight-complex="bold"/>
    </style:style>
    <style:style style:name="T43" style:family="text">
      <style:text-properties fo:color="#000000" loext:opacity="100%" fo:font-size="12pt" style:font-size-asian="10.5pt" style:font-size-complex="12pt"/>
    </style:style>
    <style:style style:name="T44" style:family="text">
      <style:text-properties fo:color="#000000" loext:opacity="100%" fo:font-size="12pt" officeooo:rsid="000cba2f" style:font-size-asian="10.5pt" style:font-size-complex="12pt"/>
    </style:style>
    <style:style style:name="T45" style:family="text">
      <style:text-properties fo:color="#000000" loext:opacity="100%" fo:font-size="12pt" officeooo:rsid="000dcf2d" style:font-size-asian="10.5pt" style:font-size-complex="12pt"/>
    </style:style>
    <style:style style:name="T46" style:family="text">
      <style:text-properties fo:color="#000000" loext:opacity="100%" fo:font-size="12pt" officeooo:rsid="000f178d" style:font-size-asian="10.5pt" style:font-size-complex="12pt"/>
    </style:style>
    <style:style style:name="T47" style:family="text">
      <style:text-properties fo:color="#000000" loext:opacity="100%" fo:font-size="12pt" officeooo:rsid="0012d7e6" style:font-size-asian="10.5pt" style:font-size-complex="12pt"/>
    </style:style>
    <style:style style:name="T48" style:family="text">
      <style:text-properties fo:font-size="12pt" style:text-underline-style="none" fo:font-weight="normal" officeooo:rsid="0008e42a" style:font-size-asian="10.5pt" style:font-weight-asian="normal" style:font-size-complex="12pt" style:font-weight-complex="normal"/>
    </style:style>
    <style:style style:name="T49" style:family="text">
      <style:text-properties fo:font-size="12pt" style:text-underline-style="none" fo:font-weight="normal" officeooo:rsid="000985d8" style:font-size-asian="10.5pt" style:font-weight-asian="normal" style:font-size-complex="12pt" style:font-weight-complex="normal"/>
    </style:style>
    <style:style style:name="T50" style:family="text">
      <style:text-properties fo:font-size="12pt" style:text-underline-style="none" fo:font-weight="normal" officeooo:rsid="000cba2f" style:font-size-asian="10.5pt" style:font-weight-asian="normal" style:font-size-complex="12pt" style:font-weight-complex="normal"/>
    </style:style>
    <style:style style:name="T51" style:family="text">
      <style:text-properties fo:font-size="12pt" style:text-underline-style="none" fo:font-weight="normal" officeooo:rsid="000dcf2d" style:font-size-asian="10.5pt" style:font-weight-asian="normal" style:font-size-complex="12pt" style:font-weight-complex="normal"/>
    </style:style>
    <style:style style:name="T52" style:family="text">
      <style:text-properties fo:font-size="12pt" style:text-underline-style="none" fo:font-weight="normal" officeooo:rsid="000f178d" style:font-size-asian="10.5pt" style:font-weight-asian="normal" style:font-size-complex="12pt" style:font-weight-complex="normal"/>
    </style:style>
    <style:style style:name="T53" style:family="text">
      <style:text-properties fo:font-size="12pt" style:text-underline-style="none" fo:font-weight="normal" officeooo:rsid="0010b763" style:font-size-asian="10.5pt" style:font-weight-asian="normal" style:font-size-complex="12pt" style:font-weight-complex="normal"/>
    </style:style>
    <style:style style:name="T54" style:family="text">
      <style:text-properties fo:font-size="12pt" style:text-underline-style="none" fo:font-weight="normal" officeooo:rsid="0012d7e6" style:font-size-asian="10.5pt" style:font-weight-asian="normal" style:font-size-complex="12pt" style:font-weight-complex="normal"/>
    </style:style>
    <style:style style:name="T55" style:family="text">
      <style:text-properties fo:font-size="12pt" style:text-underline-style="none" fo:font-weight="normal" officeooo:rsid="00143320" style:font-size-asian="10.5pt" style:font-weight-asian="normal" style:font-size-complex="12pt" style:font-weight-complex="normal"/>
    </style:style>
    <style:style style:name="T56" style:family="text">
      <style:text-properties fo:font-size="12pt" style:text-underline-style="none" fo:font-weight="normal" officeooo:rsid="0015e8eb" style:font-size-asian="10.5pt" style:font-weight-asian="normal" style:font-size-complex="12pt" style:font-weight-complex="normal"/>
    </style:style>
    <style:style style:name="T57" style:family="text">
      <style:text-properties fo:font-size="12pt" style:text-underline-style="none" fo:font-weight="normal" officeooo:rsid="0016fea0" style:font-size-asian="10.5pt" style:font-weight-asian="normal" style:font-size-complex="12pt" style:font-weight-complex="normal"/>
    </style:style>
    <style:style style:name="T58" style:family="text">
      <style:text-properties fo:font-size="12pt" style:text-underline-style="none" fo:font-weight="normal" officeooo:rsid="0017854f" style:font-size-asian="10.5pt" style:font-weight-asian="normal" style:font-size-complex="12pt" style:font-weight-complex="normal"/>
    </style:style>
    <style:style style:name="T59" style:family="text">
      <style:text-properties fo:font-size="12pt" style:text-underline-style="none" fo:font-weight="bold" officeooo:rsid="0008e42a" style:font-size-asian="10.5pt" style:font-weight-asian="bold" style:font-size-complex="12pt" style:font-weight-complex="bold"/>
    </style:style>
    <style:style style:name="T60" style:family="text">
      <style:text-properties fo:color="#2a6099" loext:opacity="100%" fo:font-size="12pt" style:text-underline-style="none" fo:font-weight="normal" officeooo:rsid="000afea5" style:font-size-asian="10.5pt" style:font-weight-asian="normal" style:font-size-complex="12pt" style:font-weight-complex="normal"/>
    </style:style>
    <style:style style:name="T61" style:family="text">
      <style:text-properties officeooo:rsid="000cba2f"/>
    </style:style>
    <style:style style:name="T62" style:family="text">
      <style:text-properties officeooo:rsid="000dcf2d"/>
    </style:style>
    <style:style style:name="T63" style:family="text">
      <style:text-properties officeooo:rsid="0011a5c7"/>
    </style:style>
    <style:style style:name="T64" style:family="text">
      <style:text-properties officeooo:rsid="0012d7e6"/>
    </style:style>
    <style:style style:name="T65" style:family="text">
      <style:text-properties fo:color="#ff0000" loext:opacity="100%" fo:font-size="12pt" officeooo:rsid="0012d7e6" style:font-size-asian="10.5pt" style:font-size-complex="12pt"/>
    </style:style>
    <style:style style:name="T66" style:family="text">
      <style:text-properties fo:color="#ff0000" loext:opacity="100%" fo:font-size="12pt" style:text-underline-style="none" fo:font-weight="normal" officeooo:rsid="0012d7e6" style:font-size-asian="10.5pt" style:font-weight-asian="normal" style:font-size-complex="12pt" style:font-weight-complex="normal"/>
    </style:style>
    <style:style style:name="T67" style:family="text">
      <style:text-properties fo:color="#ff0000" loext:opacity="100%" fo:font-size="12pt" style:text-underline-style="none" fo:font-weight="normal" officeooo:rsid="0011a5c7" style:font-size-asian="10.5pt" style:font-weight-asian="normal" style:font-size-complex="12pt" style:font-weight-complex="normal"/>
    </style:style>
    <style:style style:name="T68" style:family="text">
      <style:text-properties fo:color="#ff0000" loext:opacity="100%" fo:font-size="12pt" style:text-underline-style="none" fo:font-weight="normal" officeooo:rsid="00143320" style:font-size-asian="10.5pt" style:font-weight-asian="normal" style:font-size-complex="12pt" style:font-weight-complex="normal"/>
    </style:style>
    <style:style style:name="T69" style:family="text">
      <style:text-properties fo:color="#ff0000" loext:opacity="100%" fo:font-size="12pt" style:text-underline-style="none" fo:font-weight="normal" officeooo:rsid="0016fea0" style:font-size-asian="10.5pt" style:font-weight-asian="normal" style:font-size-complex="12pt" style:font-weight-complex="normal"/>
    </style:style>
    <style:style style:name="T70" style:family="text">
      <style:text-properties fo:color="#ff0000" loext:opacity="100%" officeooo:rsid="001317dc"/>
    </style:style>
    <style:style style:name="T71" style:family="text">
      <style:text-properties fo:color="#ff0000" loext:opacity="100%" officeooo:rsid="0015e8eb"/>
    </style:style>
    <style:style style:name="T72" style:family="text">
      <style:text-properties officeooo:rsid="001317dc"/>
    </style:style>
    <style:style style:name="T73" style:family="text">
      <style:text-properties officeooo:rsid="0015e8eb"/>
    </style:style>
    <style:style style:name="T74" style:family="text">
      <style:text-properties officeooo:rsid="0016fea0"/>
    </style:style>
    <style:style style:name="T75" style:family="text">
      <style:text-properties officeooo:rsid="0017854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77cm" fo:text-indent="-0.635cm" fo:margin-left="3.87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12cm" fo:text-indent="-0.635cm" fo:margin-left="4.51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7cm" fo:text-indent="-0.635cm" fo:margin-left="5.14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82cm" fo:text-indent="-0.635cm" fo:margin-left="5.78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7cm" fo:text-indent="-0.635cm" fo:margin-left="6.41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52cm" fo:text-indent="-0.635cm" fo:margin-left="7.05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7cm" fo:text-indent="-0.635cm" fo:margin-left="7.68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22cm" fo:text-indent="-0.635cm" fo:margin-left="8.32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7cm" fo:text-indent="-0.635cm" fo:margin-left="8.95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92cm" fo:text-indent="-0.635cm" fo:margin-left="9.592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043cm" fo:text-indent="-0.635cm" fo:margin-left="8.0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678cm" fo:text-indent="-0.635cm" fo:margin-left="8.67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PL POO : EQUIPE 64</text:p>
      <text:p text:style-name="P6"/>
      <text:p text:style-name="P7"/>
      <text:p text:style-name="P7"/>
      <text:p text:style-name="P7">Descriptif des différentes classes implémentées :</text:p>
      <text:p text:style-name="P7"/>
      <text:p text:style-name="P7"><text:span text:style-name="T1"><text:s text:c="8"/></text:span>Les Balles : <text:span text:style-name="T61">Balls</text:span></text:p>
      <text:p text:style-name="P8"/>
      <text:p text:style-name="P9"><text:span text:style-name="T59"><text:tab/></text:span><text:span text:style-name="T49">Attributs :</text:span></text:p>
      <text:p text:style-name="P11"><text:span text:style-name="T48"><text:s text:c="12"/></text:span></text:p>
      <text:p text:style-name="P11"><text:span text:style-name="T48"><text:s text:c="4"/>- Deux listes de </text:span><text:span text:style-name="T2">Points</text:span><text:span text:style-name="T21">. La première sert à conserver en mémoire les valeurs initiales des coordonnées des balles de notre ensemble. </text:span><text:span text:style-name="T22">La seconde possède les coordonnées mises à jour des balles de l’ensemble.</text:span></text:p>
      <text:p text:style-name="P9"><text:span text:style-name="T22"><text:s text:c="4"/>- Deux listes de </text:span><text:span text:style-name="T3">Integer</text:span><text:span text:style-name="T22">. Ces deux listes permettent de connaître le sens de translation (resp. verticale et horizontale) de chacune de nos balles (afin d’orienter le mouvement et les changements de direction lorsque le balle atteint un mur).</text:span></text:p>
      <text:p text:style-name="P9"><text:span text:style-name="T22"><text:s text:c="4"/>- Trois entiers (</text:span><text:span text:style-name="T3">int</text:span><text:span text:style-name="T22">) permettant de définir le nombre de balles contenu par notre ensemble de balles et la hauteur et la largeur de la zone dans laquelle elles évoluent.</text:span></text:p>
      <text:p text:style-name="P9"><text:span text:style-name="T22"/></text:p>
      <text:p text:style-name="P9"><text:span text:style-name="T22"><text:tab/>Constructeur :</text:span></text:p>
      <text:p text:style-name="P9"><text:span text:style-name="T22"><text:tab/></text:span></text:p>
      <text:p text:style-name="P9"><text:span text:style-name="T22"><text:s text:c="4"/>- </text:span><text:span text:style-name="T23">Prend en parametre le nombre de balle et la taille de la zone afin de les initialiser. Le constructeur créé aussi les différentes listes nécessaires aux balles.</text:span></text:p>
      <text:p text:style-name="P9"><text:span text:style-name="T23"/></text:p>
      <text:p text:style-name="P9"><text:span text:style-name="T23"><text:tab/>Méthodes :</text:span></text:p>
      <text:p text:style-name="P9"><text:span text:style-name="T23"/></text:p>
      <text:p text:style-name="P9"><text:span text:style-name="T23"><text:s text:c="4"/>- Deux couple de set/get permettant d’accéder aux listes de balles.</text:span></text:p>
      <text:p text:style-name="P9"><text:span text:style-name="T23"><text:s text:c="4"/>- Une méthode d’initialisation aléatoire des balles etune méthode d’ajout de balle à l’ensemble.</text:span></text:p>
      <text:p text:style-name="P10"><text:span text:style-name="T23"><text:s text:c="4"/>- Une méthode qui réinitialise les balles de listeBalles aux coordonnées des ballesde listeInit.</text:span></text:p>
      <text:p text:style-name="P10"><text:span text:style-name="T23"><text:s text:c="4"/>- Une méthode de translation des balles leur permettantd’évoluter dans la zone prédéfinie et de rebondir contre les parois de la zone.</text:span></text:p>
      <text:p text:style-name="P10"><text:span text:style-name="T23"><text:s text:c="4"/>- Une méthode </text:span><text:span text:style-name="T60">toString</text:span><text:span text:style-name="T23"> afin d’afficher les coordonnées de nos balles.</text:span></text:p>
      <text:p text:style-name="P10"><text:span text:style-name="T23"/></text:p>
      <text:p text:style-name="P10"><text:span text:style-name="T23"><text:tab/></text:span><text:span text:style-name="T24">Test :</text:span></text:p>
      <text:p text:style-name="P10"><text:span text:style-name="T24"/></text:p>
      <text:p text:style-name="P10"><text:span text:style-name="T24"><text:s text:c="4"/>Ici le test consiste a créer un nouvel objet </text:span><text:span text:style-name="T4">Balls</text:span><text:span text:style-name="T24">, lui ajouter des balles, les faire translater, les réinitialiser. On affiche régulièrement pour vérifier.</text:span></text:p>
      <text:p text:style-name="P10"><text:span text:style-name="T24"/></text:p>
      <text:p text:style-name="P10"><text:span text:style-name="T24"/></text:p>
      <text:p text:style-name="P10"><text:span text:style-name="T24"><text:tab/></text:span><text:span text:style-name="T36">Le simulateur de balles : BallsSimulator</text:span></text:p>
      <text:p text:style-name="P24"><text:span text:style-name="T44"/></text:p>
      <text:p text:style-name="P24"><text:span text:style-name="T44"><text:tab/>Cette classe va utiliser uninterface grafique et doit donc être de type </text:span><text:span text:style-name="T11">Simulable</text:span><text:span text:style-name="T44">, </text:span><text:span text:style-name="T45">on fait donc hériter notre classe de la classe </text:span><text:span text:style-name="T12">Simulable</text:span><text:span text:style-name="T45"> pas « implements ».</text:span></text:p>
      <text:p text:style-name="P10"><text:span text:style-name="T36"/></text:p>
      <text:p text:style-name="P11"><text:span text:style-name="T59"><text:tab/></text:span><text:span text:style-name="T49">Attributs :</text:span></text:p>
      <text:p text:style-name="P11"><text:span text:style-name="T48"><text:s text:c="12"/></text:span></text:p>
      <text:p text:style-name="P11"><text:span text:style-name="T48"><text:s text:c="4"/></text:span><text:span text:style-name="T50">On utilise ici quedeux attributs : un objet </text:span><text:span text:style-name="T4">Balls</text:span><text:span text:style-name="T50"> (cf ci-dessus) et un</text:span><text:span text:style-name="T51">e un </text:span><text:span text:style-name="T5">GUISimulator</text:span><text:span text:style-name="T51"> (interface graphique ou l’on va pouvoir représenter nos balles)</text:span></text:p>
      <text:p text:style-name="P11"><text:span text:style-name="T22"/></text:p>
      <text:p text:style-name="P11"><text:span text:style-name="T22"><text:tab/>Constructeur :</text:span></text:p>
      <text:p text:style-name="P11"><text:span text:style-name="T22"><text:tab/></text:span></text:p>
      <text:p text:style-name="P11"><text:soft-page-break/><text:span text:style-name="T22"><text:s text:c="4"/></text:span><text:span text:style-name="T25">Ce constructeur implémente le </text:span><text:span text:style-name="T5">GUISimulateur</text:span><text:span text:style-name="T25"> à l’objet (passage par argument) et initialise aléatoirement l’ensemble des balles (dont le nombre est passé enargument) grace au constructeur et à la fonction d’initialisation aléatoire décrits dans la classe </text:span><text:span text:style-name="T5">Balls</text:span><text:span text:style-name="T25">.</text:span></text:p>
      <text:p text:style-name="P11"><text:span text:style-name="T23"/></text:p>
      <text:p text:style-name="P11"><text:span text:style-name="T23"><text:tab/>Méthodes :</text:span></text:p>
      <text:p text:style-name="P11"><text:span text:style-name="T23"/></text:p>
      <text:p text:style-name="P11"><text:span text:style-name="T23">- </text:span><text:span text:style-name="T25">On redéfini deux méthodes hérité de </text:span><text:span text:style-name="T5">Simulable </text:span><text:span text:style-name="T25">afin de pouvoir réinitialiser les balles ou les faire translater directement depuis l’interface graphique.</text:span></text:p>
      <text:p text:style-name="P11"><text:span text:style-name="T25">- On ajoute une méthode (dessiner) qui permet de modéliser les balles dans la fenêtre graphique àun instant donné.</text:span></text:p>
      <text:p text:style-name="P11"><text:span text:style-name="T25"/></text:p>
      <text:p text:style-name="P11"><text:span text:style-name="T23"><text:tab/></text:span><text:span text:style-name="T24">Test :</text:span></text:p>
      <text:p text:style-name="P11"><text:span text:style-name="T24"/></text:p>
      <text:p text:style-name="P25"><text:span text:style-name="T44"><text:s text:c="4"/>Ici le test consiste a créer un nouvel objet </text:span><text:span text:style-name="T11">Balls</text:span><text:span text:style-name="T12">Simulato</text:span><text:span text:style-name="T13">r</text:span><text:span text:style-name="T44"> </text:span><text:span text:style-name="T46">initialiser son ensemble de balles (</text:span><text:span text:style-name="T13">Balls</text:span><text:span text:style-name="T46">) et de créer la fenêtre graphique. On rend ensuite les balles simulables dans la fenêtre et on peu observer leur évolution.</text:span></text:p>
      <text:p text:style-name="P25"><text:span text:style-name="T46"/></text:p>
      <text:p text:style-name="P25"><text:span text:style-name="T46"/></text:p>
      <text:p text:style-name="P26"><text:span text:style-name="T43"><text:tab/></text:span><text:span text:style-name="T35">Jeu de la Vie : </text:span><text:span text:style-name="T38">GameOfLife</text:span></text:p>
      <text:p text:style-name="P1"><text:span text:style-name="T43"/></text:p>
      <text:p text:style-name="P12"><text:span text:style-name="T52"><text:tab/></text:span><text:span text:style-name="T49">Attributs :</text:span></text:p>
      <text:p text:style-name="P12"><text:span text:style-name="T48"><text:s text:c="12"/></text:span></text:p>
      <text:p text:style-name="P12"><text:span text:style-name="T51"><text:s text:c="4"/></text:span><text:span text:style-name="T52">On modélise ici lejeu de la vie par une matrice carée de taille size. Chaque case de la matrice se trouve dans un état parmis deux : vivant ou mort. On utilisera ici deux matrice afin de conserver l’état n pour construire l’état n+1.</text:span></text:p>
      <text:p text:style-name="P12"><text:span text:style-name="T22"/></text:p>
      <text:p text:style-name="P12"><text:span text:style-name="T22"><text:tab/>Constructeur :</text:span><text:span text:style-name="T23"> </text:span><text:span text:style-name="T26">Initialise la taille passée en argument et créé les matrices.</text:span></text:p>
      <text:p text:style-name="P12"><text:span text:style-name="T26"/></text:p>
      <text:p text:style-name="P12"><text:span text:style-name="T23"><text:tab/>Méthodes :</text:span></text:p>
      <text:p text:style-name="P12"><text:span text:style-name="T23"/></text:p>
      <text:p text:style-name="P19"><text:span text:style-name="T62"><text:s text:c="4"/>-</text:span>Un ensemble de seter et geter pour acceder aux donner de la classe.</text:p>
      <text:p text:style-name="P19"><text:s text:c="4"/>-Un méthode move qui permet de passer de l’état n à n+1 d’après les règlesdu sujet.</text:p>
      <text:p text:style-name="P19"><text:s text:c="4"/>-Une méthode d’initialisation qui initialise toutes les cases de la matrice à l’état mort puis certaines à l’état vivant selon des paternes prédéfinis.</text:p>
      <text:p text:style-name="P19"/>
      <text:p text:style-name="P19"/>
      <text:p text:style-name="P13"><text:span text:style-name="T25"><text:tab/></text:span><text:span text:style-name="T38">Simulateur du </text:span><text:span text:style-name="T37">Jeu de la Vie : </text:span><text:span text:style-name="T38">GameOfLifeSimulator</text:span></text:p>
      <text:p text:style-name="P2"><text:span text:style-name="T43"/></text:p>
      <text:p text:style-name="P13"><text:span text:style-name="T52"><text:tab/></text:span><text:span text:style-name="T49">Attributs :</text:span></text:p>
      <text:p text:style-name="P13"><text:span text:style-name="T48"><text:s text:c="12"/></text:span></text:p>
      <text:p text:style-name="P13"><text:span text:style-name="T51"><text:s text:c="4"/></text:span><text:span text:style-name="T53">De même que pour celui des balles, on aura comme attribut la fenêtre graphique dans laquelle on va faire apparaître la simulation et un objet </text:span><text:span text:style-name="T6">GamOfLife</text:span><text:span text:style-name="T53"> dans lequel on effectue les calculs de la simulation.</text:span></text:p>
      <text:p text:style-name="P13"><text:span text:style-name="T22"/></text:p>
      <text:p text:style-name="P13"><text:span text:style-name="T22"><text:tab/>Constructeur :</text:span><text:span text:style-name="T23"> </text:span><text:span text:style-name="T26">Initialise </text:span><text:span text:style-name="T28">l’objet </text:span><text:span text:style-name="T7">GamOfLife</text:span><text:span text:style-name="T28"> grace au constructeur précédent et initialise la fenêtre graphique. Dans ce constructeur on dessine aussi la forme d’initialisationde l’objet </text:span><text:span text:style-name="T7">GameOfLife</text:span><text:span text:style-name="T28">.</text:span></text:p>
      <text:p text:style-name="P13"><text:span text:style-name="T28"/></text:p>
      <text:p text:style-name="P13"><text:span text:style-name="T23"><text:tab/>Méthodes :</text:span></text:p>
      <text:p text:style-name="P13"><text:span text:style-name="T23"/></text:p>
      <text:p text:style-name="P19"><text:span text:style-name="T62"><text:s text:c="4"/>-</text:span><text:span text:style-name="T63">Redefinition des méthodes nest et restart dont l’objet hérite.</text:span></text:p>
      <text:p text:style-name="P19"><text:s text:c="4"/>-<text:span text:style-name="T63">Une méthode qui permet de dessiner dans la fenêtre graphique la simulation à l’étape n.</text:span></text:p>
      <text:p text:style-name="P19"><text:soft-page-break/></text:p>
      <text:p text:style-name="P19"><text:tab/><text:span text:style-name="T63">Test :</text:span></text:p>
      <text:p text:style-name="P19"/>
      <text:p text:style-name="P19"><text:s text:c="3"/><text:span text:style-name="T63">Le test consiste simplement à créer et construire notre fenêtre graphique et l’objet appartenant à la classe </text:span><text:span text:style-name="T18">GameOfLifeSimulator</text:span><text:span text:style-name="T63"> lui étant lié, puis de le rendre simulable et d’observer l’évolution de nos cellules. </text:span></text:p>
      <text:p text:style-name="P19"/>
      <text:p text:style-name="P19"/>
      <text:p text:style-name="P14"><text:span text:style-name="T27"><text:tab/></text:span><text:span text:style-name="T39">Jeu De L’Immigration</text:span><text:span text:style-name="T37"> : </text:span><text:span text:style-name="T39">GameOfImmigration</text:span></text:p>
      <text:p text:style-name="P3"><text:span text:style-name="T43"/></text:p>
      <text:p text:style-name="P27"><text:span text:style-name="T43"><text:tab/></text:span><text:span text:style-name="T65">Cette classe hérite de la classe GameOfLife.</text:span></text:p>
      <text:p text:style-name="P27"><text:span text:style-name="T47"/></text:p>
      <text:p text:style-name="P14"><text:span text:style-name="T52"><text:tab/></text:span><text:span text:style-name="T49">Attributs :</text:span></text:p>
      <text:p text:style-name="P14"><text:span text:style-name="T48"><text:s text:c="12"/></text:span></text:p>
      <text:p text:style-name="P14"><text:span text:style-name="T51"><text:s text:c="4"/></text:span><text:span text:style-name="T54">De même, un ensemble de matrices permettant de définir les états des cellules de notre modélisation à différents instants.</text:span></text:p>
      <text:p text:style-name="P14"><text:span text:style-name="T54"><text:s text:c="4"/></text:span><text:span text:style-name="T66">Une liste de couleur permettant d’associer l’étatd’une cellule à une couleur. → SIMULATOR</text:span></text:p>
      <text:p text:style-name="P14"><text:span text:style-name="T22"/></text:p>
      <text:p text:style-name="P14"><text:span text:style-name="T22"><text:tab/>Constructeur :</text:span><text:span text:style-name="T23"> </text:span><text:span text:style-name="T26">Initialise </text:span><text:span text:style-name="T28">l’objet </text:span><text:span text:style-name="T7">GamOf</text:span><text:span text:style-name="T8">Immigration</text:span><text:span text:style-name="T28"> grace au constructeur </text:span><text:span text:style-name="T30">dont il hérite</text:span><text:span text:style-name="T66">,</text:span><text:span text:style-name="T67"> </text:span><text:span text:style-name="T66">créé ses matrices et initialise saliste de couleur.</text:span></text:p>
      <text:p text:style-name="P14"><text:span text:style-name="T28"/></text:p>
      <text:p text:style-name="P14"><text:span text:style-name="T23"><text:tab/>Méthodes :</text:span></text:p>
      <text:p text:style-name="P14"><text:span text:style-name="T23"/></text:p>
      <text:p text:style-name="P20">- <text:span text:style-name="T64">Des accesseurs comme pour toutes les autres classes.</text:span></text:p>
      <text:p text:style-name="P21">- <text:span text:style-name="T72">Des méthodes d’initialisation : pour les cellules de la matrice au debut du jeu (en @Override la fonction héritée), pour reinitialiser l’ensemble de cellule du jeu, </text:span><text:span text:style-name="T70">pour la liste des couleurs.</text:span></text:p>
      <text:p text:style-name="P20">- <text:span text:style-name="T72">On réécrit la fonction pour asser de l’instant n à n+1 ensuivant la nouvelle règle du jeu de l’Immigration.</text:span></text:p>
      <text:p text:style-name="P20"/>
      <text:p text:style-name="P20"><text:tab/><text:span text:style-name="T63">Test :</text:span></text:p>
      <text:p text:style-name="P20"/>
      <text:p text:style-name="P20"><text:s text:c="3"/><text:span text:style-name="T63">Le test consiste simplement à créer et construire notre fenêtre graphique et l’objet appartenant à la classe </text:span><text:span text:style-name="T18">GameOf</text:span><text:span text:style-name="T19">Immigration</text:span><text:span text:style-name="T63"> lui étant lié, puis de le rendre simulable et d’observer l’évolution de nos cellules. </text:span></text:p>
      <text:p text:style-name="P20"/>
      <text:p text:style-name="P20"/>
      <text:p text:style-name="P15"><text:span text:style-name="T29"><text:tab/></text:span><text:span text:style-name="T40">Ségrégation </text:span><text:span text:style-name="T37"> :</text:span></text:p>
      <text:p text:style-name="P4"><text:span text:style-name="T43"/></text:p>
      <text:p text:style-name="P28"><text:span text:style-name="T43"><text:tab/></text:span><text:span text:style-name="T47">Cette classe hérite de la classe </text:span><text:span text:style-name="T15">GameOf</text:span><text:span text:style-name="T16">Immigration</text:span><text:span text:style-name="T47">.</text:span></text:p>
      <text:p text:style-name="P28"><text:span text:style-name="T47"/></text:p>
      <text:p text:style-name="P15"><text:span text:style-name="T52"><text:tab/></text:span><text:span text:style-name="T49">Attributs :</text:span></text:p>
      <text:p text:style-name="P15"><text:span text:style-name="T48"><text:s text:c="12"/></text:span></text:p>
      <text:p text:style-name="P15"><text:span text:style-name="T51"><text:s text:c="4"/></text:span><text:span text:style-name="T55">On rajoute aux attributs hérités : deux entier qui représentent le seuille et le nombre de couleur pris encompte par la modélisation, une liste de points « vacants » utile pour effectuer les </text:span><text:span text:style-name="T56">variations</text:span><text:span text:style-name="T55"> de cellule</text:span><text:span text:style-name="T56">s</text:span><text:span text:style-name="T55"> lors de la simulation.</text:span></text:p>
      <text:p text:style-name="P15"><text:span text:style-name="T22"/></text:p>
      <text:p text:style-name="P15"><text:span text:style-name="T22"><text:tab/>Constructeur :</text:span><text:span text:style-name="T23"> </text:span><text:span text:style-name="T68">(plus efficace : utiliser le gros constructeur hérité) </text:span><text:span text:style-name="T26">Initialise </text:span><text:span text:style-name="T31">toutesles variables (en parti grâce au constructeur hérité) et créé les matrices necessaires à la simulation.</text:span></text:p>
      <text:p text:style-name="P15"><text:span text:style-name="T28"/></text:p>
      <text:p text:style-name="P15"><text:span text:style-name="T23"><text:tab/>Méthodes :</text:span></text:p>
      <text:p text:style-name="P15"><text:span text:style-name="T23"/></text:p>
      <text:p text:style-name="P21"><text:soft-page-break/>- <text:span text:style-name="T73">On a juste besoin de réécrir les méthodes d’initialisation des cellules pour le debut de la simulation, </text:span><text:span text:style-name="T71">d’initialisation des couleurs</text:span><text:span text:style-name="T73"> et d’évolution des cellules entre deux instants (par @Override)</text:span></text:p>
      <text:p text:style-name="P21">- <text:span text:style-name="T73">On hérite du reste des méthodes utiles.</text:span></text:p>
      <text:p text:style-name="P21"/>
      <text:p text:style-name="P21"><text:tab/><text:span text:style-name="T63">Test :</text:span></text:p>
      <text:p text:style-name="P21"/>
      <text:p text:style-name="P22"><text:s text:c="3"/><text:span text:style-name="T63">Le test consiste simplement à créer et construire notre fenêtre graphique et l’objet appartenant à la classe </text:span><text:span text:style-name="T20">Segregation </text:span><text:span text:style-name="T63">lui étant lié, puis de le rendre simulable et d’observer l’évolution de nos cellules.</text:span></text:p>
      <text:p text:style-name="P22"/>
      <text:p text:style-name="P22"/>
      <text:p text:style-name="P16"><text:span text:style-name="T32"><text:tab/></text:span><text:span text:style-name="T41">Boids</text:span><text:span text:style-name="T40"> </text:span><text:span text:style-name="T37"> :</text:span></text:p>
      <text:p text:style-name="P5"><text:span text:style-name="T43"/></text:p>
      <text:p text:style-name="P29"><text:span text:style-name="T43"><text:tab/></text:span><text:span text:style-name="T47">Cette classe hérite de la classe </text:span><text:span text:style-name="T14">Balls</text:span><text:span text:style-name="T47">.</text:span></text:p>
      <text:p text:style-name="P29"><text:span text:style-name="T47"/></text:p>
      <text:p text:style-name="P16"><text:span text:style-name="T52"><text:tab/></text:span><text:span text:style-name="T49">Attributs :</text:span></text:p>
      <text:p text:style-name="P16"><text:span text:style-name="T48"><text:s text:c="12"/></text:span></text:p>
      <text:p text:style-name="P16"><text:span text:style-name="T51"><text:s text:c="4"/></text:span><text:span text:style-name="T55">On rajoute aux attributs hérités : </text:span><text:span text:style-name="T57">quatre </text:span><text:span text:style-name="T9">Vector</text:span><text:span text:style-name="T57"> de </text:span><text:span text:style-name="T9">Point </text:span><text:span text:style-name="T33">quinous permettent </text:span><text:span text:style-name="T69">J’AI PAS COMPRIS</text:span></text:p>
      <text:p text:style-name="P30"><text:span text:style-name="T49"/></text:p>
      <text:p text:style-name="P16"><text:span text:style-name="T22"><text:tab/>Constructeur :</text:span><text:span text:style-name="T23"> </text:span><text:span text:style-name="T33">On reu</text:span><text:span text:style-name="T34">t</text:span><text:span text:style-name="T33">ilise celui hérité auquel on ajoute lacréations des vecteurs cité précédement.</text:span></text:p>
      <text:p text:style-name="P16"><text:span text:style-name="T28"/></text:p>
      <text:p text:style-name="P16"><text:span text:style-name="T23"><text:tab/>Méthodes :</text:span></text:p>
      <text:p text:style-name="P16"><text:span text:style-name="T23"/></text:p>
      <text:p text:style-name="P22">- <text:span text:style-name="T73">On a besoin de réécrir les méthodes </text:span><text:span text:style-name="T74">d’initialisation des boids et de réinitialisation.</text:span></text:p>
      <text:p text:style-name="P23">- On ajoute des méthodes qui implémentes les différentes règles que chaque boid doit suivre et qui serventà réécrire la fonction de déplacement des boids (@Override de celle héritée des balls).</text:p>
      <text:p text:style-name="P22"/>
      <text:p text:style-name="P22"><text:tab/><text:span text:style-name="T63">Te</text:span><text:span text:style-name="T74">st : Identique à celui des balls</text:span><text:span text:style-name="T63"> </text:span></text:p>
      <text:p text:style-name="P22"/>
      <text:p text:style-name="P22"/>
      <text:p text:style-name="P22"><text:tab/></text:p>
      <text:p text:style-name="P16"><text:span text:style-name="T32"><text:tab/></text:span><text:span text:style-name="T42">Simulateur de </text:span><text:span text:style-name="T41">Boids</text:span><text:span text:style-name="T40"> </text:span><text:span text:style-name="T37"> : </text:span><text:span text:style-name="T42">BoidsSimulator</text:span></text:p>
      <text:p text:style-name="P5"><text:span text:style-name="T43"/></text:p>
      <text:p text:style-name="P29"><text:span text:style-name="T43"><text:tab/></text:span><text:span text:style-name="T47">Cette classe hérite de la classe </text:span><text:span text:style-name="T17">Simulable</text:span><text:span text:style-name="T47">.</text:span></text:p>
      <text:p text:style-name="P29"><text:span text:style-name="T47"/></text:p>
      <text:p text:style-name="P16"><text:span text:style-name="T52"><text:tab/></text:span><text:span text:style-name="T49">Attributs : </text:span><text:span text:style-name="T58">Une fenêtre d’interface graphique et un ensemble de </text:span><text:span text:style-name="T10">Boids.</text:span></text:p>
      <text:p text:style-name="P30"><text:span text:style-name="T49"/></text:p>
      <text:p text:style-name="P17"><text:span text:style-name="T22"><text:tab/>Constructeur :</text:span><text:span text:style-name="T23"> </text:span><text:span text:style-name="T25">Ce constructeur implémente le </text:span><text:span text:style-name="T5">GUISimulateur</text:span><text:span text:style-name="T25"> à l’objet et initialise aléatoirement l’ensemble des </text:span><text:span text:style-name="T34">boids</text:span><text:span text:style-name="T25">.</text:span></text:p>
      <text:p text:style-name="P17"><text:span text:style-name="T25"/></text:p>
      <text:p text:style-name="P16"><text:span text:style-name="T23"><text:tab/>Méthodes :</text:span></text:p>
      <text:p text:style-name="P16"><text:span text:style-name="T23"/></text:p>
      <text:p text:style-name="P22">- <text:span text:style-name="T73">On a besoin de réécrir les méthodes </text:span><text:span text:style-name="T75">next et restart</text:span><text:span text:style-name="T74">.</text:span></text:p>
      <text:p text:style-name="P23">- On ajoute des méthodes <text:span text:style-name="T75">qui dessine la modélisation à l’instant t dans la fenêtre graphique.</text:span></text:p>
      <text:p text:style-name="P22"/>
      <text:p text:style-name="P22"><text:tab/><text:span text:style-name="T63">Te</text:span><text:span text:style-name="T74">st :</text:span></text:p>
      <text:p text:style-name="P22"/>
      <text:p text:style-name="P22"><text:span text:style-name="T63"><text:s text:c="4"/></text:span><text:span text:style-name="T74">Identique à celui de </text:span><text:span text:style-name="T75">BallsSimulator.</text:span></text:p>
      <text:p text:style-name="P19"/>
      <text:p text:style-name="P19"/>
      <text:p text:style-name="P26"><text:span text:style-name="T24"/></text:p>
      <text:p text:style-name="P10"><text:soft-page-break/><text:span text:style-name="T24"/></text:p>
      <text:p text:style-name="P9"><text:span text:style-name="T23"/></text:p>
      <text:p text:style-name="P9"><text:span text:style-name="T23"/></text:p>
      <text:p text:style-name="P9"><text:span text:style-name="T22"/></text:p>
      <text:p text:style-name="P18"><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8T21:03:24.132866912</meta:creation-date>
    <dc:date>2021-11-19T01:08:30.868544611</dc:date>
    <meta:editing-duration>PT5M30S</meta:editing-duration>
    <meta:editing-cycles>1</meta:editing-cycles>
    <meta:document-statistic meta:table-count="0" meta:image-count="0" meta:object-count="0" meta:page-count="5" meta:paragraph-count="96" meta:word-count="1159" meta:character-count="7458" meta:non-whitespace-character-count="6130"/>
    <meta:generator>LibreOffice/7.2.2.2$Linux_X86_64 LibreOffice_project/20$Build-2</meta:generator>
  </office:meta>
</office:document-meta>
</file>